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f0717" officeooo:paragraph-rsid="001f0717" style:font-size-asian="20pt" style:font-size-complex="20pt"/>
    </style:style>
    <style:style style:name="P2" style:family="paragraph" style:parent-style-name="Standard">
      <style:paragraph-properties fo:text-align="end" style:justify-single-word="false"/>
      <style:text-properties fo:font-size="20pt" officeooo:rsid="001f0717" officeooo:paragraph-rsid="001f0717" style:font-size-asian="20pt" style:font-size-complex="20pt"/>
    </style:style>
    <style:style style:name="P3" style:family="paragraph" style:parent-style-name="Standard">
      <style:paragraph-properties fo:text-align="end" style:justify-single-word="false"/>
      <style:text-properties fo:font-size="12pt" officeooo:rsid="001f0717" officeooo:paragraph-rsid="001f071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f0717" officeooo:paragraph-rsid="001f0717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rsid="001f0717" officeooo:paragraph-rsid="001f071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00bdb" officeooo:paragraph-rsid="00200bdb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200bdb" officeooo:paragraph-rsid="00200bdb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00bdb" officeooo:paragraph-rsid="00200bdb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20c0ce" officeooo:paragraph-rsid="0020c0ce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20c0ce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0c0ce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c0ce" officeooo:paragraph-rsid="0020c0ce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8a57" officeooo:paragraph-rsid="00228a57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8a57" officeooo:paragraph-rsid="002436ae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8a57" officeooo:paragraph-rsid="0027992d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8a57" officeooo:paragraph-rsid="0029340d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8a57" officeooo:paragraph-rsid="002b7327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8a57" officeooo:paragraph-rsid="002c030b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8a57" officeooo:paragraph-rsid="002c4037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8a57" officeooo:paragraph-rsid="002d90f7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20c0ce" officeooo:paragraph-rsid="0020c0ce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20d540" officeooo:paragraph-rsid="0020d540"/>
    </style:style>
    <style:style style:name="P23" style:family="paragraph" style:parent-style-name="Standard">
      <style:paragraph-properties fo:text-align="start" style:justify-single-word="false"/>
      <style:text-properties style:text-underline-style="none" officeooo:rsid="0022c347" officeooo:paragraph-rsid="0022c347"/>
    </style:style>
    <style:style style:name="P24" style:family="paragraph" style:parent-style-name="Standard">
      <style:paragraph-properties fo:text-align="start" style:justify-single-word="false"/>
      <style:text-properties fo:font-size="20pt" officeooo:rsid="001f0717" officeooo:paragraph-rsid="001f0717" style:font-size-asian="20pt" style:font-size-complex="20pt"/>
    </style:style>
    <style:style style:name="P25" style:family="paragraph" style:parent-style-name="Standard">
      <style:paragraph-properties fo:text-align="end" style:justify-single-word="false"/>
      <style:text-properties fo:font-size="20pt" officeooo:rsid="001f0717" officeooo:paragraph-rsid="001f0717" style:font-size-asian="20pt" style:font-size-complex="20pt"/>
    </style:style>
    <style:style style:name="P26" style:family="paragraph" style:parent-style-name="Standard">
      <style:paragraph-properties fo:text-align="center" style:justify-single-word="false"/>
      <style:text-properties fo:font-size="20pt" officeooo:rsid="001f0717" officeooo:paragraph-rsid="001f0717" style:font-size-asian="20pt" style:font-size-complex="20pt"/>
    </style:style>
    <style:style style:name="P27" style:family="paragraph" style:parent-style-name="Standard">
      <style:paragraph-properties fo:text-align="center" style:justify-single-word="false"/>
      <style:text-properties fo:font-size="20pt" officeooo:rsid="002e0acf" officeooo:paragraph-rsid="002e0acf" style:font-size-asian="20pt" style:font-size-complex="20pt"/>
    </style:style>
    <style:style style:name="P28" style:family="paragraph" style:parent-style-name="Standard">
      <style:paragraph-properties fo:text-align="end" style:justify-single-word="false"/>
      <style:text-properties fo:font-size="12pt" officeooo:rsid="001f0717" officeooo:paragraph-rsid="001f0717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2e0acf" officeooo:paragraph-rsid="002e0acf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8a57" officeooo:paragraph-rsid="0029340d"/>
    </style:style>
    <style:style style:name="T1" style:family="text">
      <style:text-properties officeooo:rsid="0020c0ce"/>
    </style:style>
    <style:style style:name="T2" style:family="text">
      <style:text-properties fo:font-size="12pt" style:text-underline-style="none" officeooo:rsid="0020c0ce" style:font-size-asian="10.5pt" style:font-size-complex="12pt"/>
    </style:style>
    <style:style style:name="T3" style:family="text">
      <style:text-properties fo:font-size="12pt" style:text-underline-style="none" officeooo:rsid="0020d540" style:font-size-asian="10.5pt" style:font-size-complex="12pt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0c0c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2c347" style:font-weight-asian="normal" style:font-weight-complex="normal"/>
    </style:style>
    <style:style style:name="T8" style:family="text">
      <style:text-properties style:text-underline-style="none" fo:font-weight="normal" officeooo:rsid="002436ae" style:font-weight-asian="normal" style:font-weight-complex="normal"/>
    </style:style>
    <style:style style:name="T9" style:family="text">
      <style:text-properties style:text-underline-style="none" fo:font-weight="normal" officeooo:rsid="0027992d" style:font-weight-asian="normal" style:font-weight-complex="normal"/>
    </style:style>
    <style:style style:name="T10" style:family="text">
      <style:text-properties style:text-underline-style="none" fo:font-weight="normal" officeooo:rsid="0029340d" style:font-weight-asian="normal" style:font-weight-complex="normal"/>
    </style:style>
    <style:style style:name="T11" style:family="text">
      <style:text-properties style:text-underline-style="none" fo:font-weight="normal" officeooo:rsid="002b7327" style:font-weight-asian="normal" style:font-weight-complex="normal"/>
    </style:style>
    <style:style style:name="T12" style:family="text">
      <style:text-properties style:text-underline-style="none" fo:font-weight="normal" officeooo:rsid="002c030b" style:font-weight-asian="normal" style:font-weight-complex="normal"/>
    </style:style>
    <style:style style:name="T13" style:family="text">
      <style:text-properties style:text-underline-style="none" fo:font-weight="normal" officeooo:rsid="002c4037" style:font-weight-asian="normal" style:font-weight-complex="normal"/>
    </style:style>
    <style:style style:name="T14" style:family="text">
      <style:text-properties style:text-underline-style="none" fo:font-weight="normal" officeooo:rsid="002d90f7" style:font-weight-asian="normal" style:font-weight-complex="normal"/>
    </style:style>
    <style:style style:name="T15" style:family="text">
      <style:text-properties fo:font-weight="normal" officeooo:rsid="0027992d" style:font-weight-asian="normal" style:font-weight-complex="normal"/>
    </style:style>
    <style:style style:name="T16" style:family="text">
      <style:text-properties fo:font-weight="normal" officeooo:rsid="0029340d" style:font-weight-asian="normal" style:font-weight-complex="normal"/>
    </style:style>
    <style:style style:name="T17" style:family="text">
      <style:text-properties fo:font-weight="normal" officeooo:rsid="002c030b" style:font-weight-asian="normal" style:font-weight-complex="normal"/>
    </style:style>
    <style:style style:name="T18" style:family="text">
      <style:text-properties fo:font-weight="normal" officeooo:rsid="002d90f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vos tar y compreso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/>
      <text:p text:style-name="P1"/>
      <text:p text:style-name="P29"/>
      <text:p text:style-name="P27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ergio Guijarro Campano</text:p>
      <text:p text:style-name="P3"/>
      <text:p text:style-name="P3"/>
      <text:p text:style-name="P3"/>
      <text:p text:style-name="P3"><text:soft-page-break/></text:p>
      <text:p text:style-name="P3"/>
      <text:p text:style-name="P5">Empaquetado tar</text:p>
      <text:p text:style-name="P4">Tar es una herramienta para empaquetado, el empaquetado consiste en meter varios archivos o directorios en un mismo archivo. Es muy útil el empaquetado sobre todo a la hora de transportar varios archivos ya sea en la misma máquina o a máquinas diferentes. Tar también tiene la opción de comprimir los archivos que previamente empaquete. Comprimir sirve para reducir el peso del conjunto de archivos empaquetados y facilitar su transporte.</text:p>
      <text:p text:style-name="P4"/>
      <text:p text:style-name="P7">Compresores <text:span text:style-name="T1">y descompresores</text:span></text:p>
      <text:p text:style-name="P6"/>
      <text:p text:style-name="P8">Gzip:<text:span text:style-name="T5">Usado para comprimir y descomprimir y utiliza el algoritmo de codificación Lempel-Ziv (LZ77).</text:span></text:p>
      <text:p text:style-name="P9">Con el comando gzip creamos un fichero comprimido con extensión .gz, para descomprimir usaríamos el comando gunzip, el cual extrae los ficheros comprimidos y suprimiría el sufijo .gz</text:p>
      <text:p text:style-name="P9">Imaginemos que tenemos un archivo llamado hola.txt.</text:p>
      <text:p text:style-name="P9">Para comprimir un fichero con Gzip haríamos → gzip hola.txt</text:p>
      <text:p text:style-name="P9">Nos daría como resultado hola.txt.gz</text:p>
      <text:p text:style-name="P10"><text:span text:style-name="T2">El paquete se encuentra </text:span><text:span text:style-name="T3">en→ </text:span><text:span text:style-name="T2"><text:s/></text:span>/bin/gzi<text:span text:style-name="T1">p</text:span></text:p>
      <text:p text:style-name="P11"/>
      <text:p text:style-name="P12">Bzip2<text:span text:style-name="T4">:Es muy similar al programa gzip. La principal diferencia es que utiliza un algoritmo de compresión diferente llamado algoritmo de compresión de texto de clasificación de bloques Burrows-Wheeler y codificación Huffman</text:span></text:p>
      <text:p text:style-name="P21">Con el comando bzip2 crearemos un fichero comprimido con extensión .bz2 y para descomprimir usaríamos el comando bunzip2</text:p>
      <text:p text:style-name="P22">Para comprimir un fichero con bzip2 haríamos → bzip2 hola.txt</text:p>
      <text:p text:style-name="P23">Para descomprimir → bunzip hola.txt</text:p>
      <text:p text:style-name="P22">El paquete se encuentra en → /bin/bzip2</text:p>
      <text:p text:style-name="P22"/>
      <text:p text:style-name="P13">xz:<text:span text:style-name="T4">Este a diferencia de los anteriores, sirve para </text:span><text:span text:style-name="Strong_20_Emphasis"><text:span text:style-name="T6">comprimir o descomprimir archivos y tiene un mejor ratio de compresión e inferior tiempo de descompresión. Sin embargo, cuando utilizamos los ajustes de compresión que trae por defecto, va a requerir más memoria para descomprimir. Gzip tiene un uso de memoria algo inferior. El método de compresión que utilizan estos archivos está basado en el algoritmo de LZMA/LZMA2.</text:span></text:span></text:p>
      <text:p text:style-name="P13"><text:span text:style-name="Strong_20_Emphasis"><text:span text:style-name="T6">Los archivos .xz se utilizan para comprimir y descomprimir datos, buscando que la transferencia de archivos por Internet o el almacenamiento de la información en discos duros ocupe menos. En conclusión, si queremos comprimir un archivo buscando que ocupe lo mínimo posible, tenemos la opción de comprimirlo con xz. </text:span></text:span><text:span text:style-name="Strong_20_Emphasis"><text:span text:style-name="T7">Tiene extensión xz</text:span></text:span></text:p>
      <text:p text:style-name="P13"><text:span text:style-name="Strong_20_Emphasis"><text:span text:style-name="T6">Para comprimir haríamos → xz hola.txt</text:span></text:span></text:p>
      <text:p text:style-name="P14"><text:span text:style-name="Strong_20_Emphasis"><text:span text:style-name="T8">Para descomprimir tenemos que usar o xz -d o unxz → unxz hola.txt.xz</text:span></text:span></text:p>
      <text:p text:style-name="P14"><text:span text:style-name="Strong_20_Emphasis"><text:span text:style-name="T8">El paquete se encuentra en → /usr/bin/xz</text:span></text:span></text:p>
      <text:p text:style-name="P14"><text:span text:style-name="Strong_20_Emphasis"><text:span text:style-name="T8"/></text:span></text:p>
      <text:p text:style-name="P15"><text:span text:style-name="Strong_20_Emphasis"><text:span text:style-name="T15">lzma:E</text:span></text:span><text:span text:style-name="Strong_20_Emphasis"><text:span text:style-name="T9">s una herramienta de compresión que tiende a ser significativamente más rápido y eficiente que bzip2 y gzip. Es el método de compresión por defecto del formato 7z (7-Zip).</text:span></text:span></text:p>
      <text:p text:style-name="P15"><text:span text:style-name="Strong_20_Emphasis"><text:span text:style-name="T9">Los sufijos más comunes que se añaden al archivo tar para este compresor son los siguientes: .tlz, .tar.lz y .tar.lzma.</text:span></text:span></text:p>
      <text:p text:style-name="P16"><text:span text:style-name="Strong_20_Emphasis"><text:span text:style-name="T10">Para comprimir haríamos → lzma hola.txt</text:span></text:span></text:p>
      <text:p text:style-name="P16"><text:span text:style-name="Strong_20_Emphasis"><text:span text:style-name="T10">Para descomprimir haríamos → unlzma hola.txt.lzma</text:span></text:span></text:p>
      <text:p text:style-name="P16"><text:span text:style-name="Strong_20_Emphasis"><text:span text:style-name="T10">No se donde se encuentra el paquete porque tras introducir sudo apt-file search lzma | egrep bin/lzma$ no me devuelve ningún resultado.</text:span></text:span></text:p>
      <text:p text:style-name="P16"><text:soft-page-break/><text:span text:style-name="Strong_20_Emphasis"><text:span text:style-name="T16">7-zip:</text:span></text:span><text:span text:style-name="Strong_20_Emphasis"><text:span text:style-name="T10">Tiene una alta tasa de compresión en formato 7z y admite muchos otros formatos de archivo como XZ, BZIP2, GZIP, TAR, ZIP y WIM tanto para comprimir como para descomprimir; mientras que los formatos AR, RAR, MBR, EXT, NTFS, FAT, GPT, HFS, ISO, RPM, LZMA, UEFI, Z y muchos otros solo para extraer.</text:span></text:span></text:p>
      <text:p text:style-name="P18"><text:span text:style-name="Strong_20_Emphasis"><text:span text:style-name="T12">Usa la extensión .7z</text:span></text:span></text:p>
      <text:p text:style-name="P16"><text:span text:style-name="Strong_20_Emphasis"><text:span text:style-name="T10">Este es de los más curiosos hasta ahora para comprimir → 7z a holacomprimido.7z hola.txt</text:span></text:span></text:p>
      <text:p text:style-name="P16"><text:span text:style-name="Strong_20_Emphasis"><text:span text:style-name="T10">Como curiosidad, nos crea el archivo con el hola.txt comprimido dentro pero el hola.txt original está intacto en la ruta donde estaba.</text:span></text:span></text:p>
      <text:p text:style-name="P16"><text:span text:style-name="Strong_20_Emphasis"><text:span text:style-name="T10">Para extraer haríamos → 7z e holacomprimido.7z</text:span></text:span></text:p>
      <text:p text:style-name="P16"><text:span text:style-name="Strong_20_Emphasis"><text:span text:style-name="T10">Como ya tenemos fuera el archivo hola.txt, en la consola me pregunta que si quiero reemplazarlo y me da las opciones de sí, no, siempre, skip(omitir), autorename(renombrar con otro nombre) o quit(salir)</text:span></text:span></text:p>
      <text:p text:style-name="P16"><text:span text:style-name="Strong_20_Emphasis"><text:span text:style-name="T10">Por curiosidad he elegido autorename y lo que hace es extraer el hola.txt pero para no sustituir al anterior lo extrae bajo el nombre de hola_1.txt</text:span></text:span></text:p>
      <text:p text:style-name="P17"><text:span text:style-name="Strong_20_Emphasis"><text:span text:style-name="T11">El binario se encuentra en → /usr/bin/7z</text:span></text:span></text:p>
      <text:p text:style-name="P17"><text:span text:style-name="Strong_20_Emphasis"><text:span text:style-name="T11"/></text:span></text:p>
      <text:p text:style-name="P18"><text:span text:style-name="Strong_20_Emphasis"><text:span text:style-name="T17">Zip </text:span></text:span><text:span text:style-name="Strong_20_Emphasis"><text:span text:style-name="T18">y unzip</text:span></text:span><text:span text:style-name="Strong_20_Emphasis"><text:span text:style-name="T17">:</text:span></text:span><text:span text:style-name="Strong_20_Emphasis"><text:span text:style-name="T12">Este binario tiene compatibilidad también con Windows y Linux, y sirve para comprimir </text:span></text:span><text:span text:style-name="Strong_20_Emphasis"><text:span text:style-name="T14">el primero y el segundo para descomprimir</text:span></text:span><text:span text:style-name="Strong_20_Emphasis"><text:span text:style-name="T12"> Usa la extensión .zip</text:span></text:span></text:p>
      <text:p text:style-name="P18"><text:span text:style-name="Strong_20_Emphasis"><text:span text:style-name="T12">Para comprimir por ejemplo varios archivos dentro de otro haríamos → zip holacomprimido.zip hola.txt hola2.txt</text:span></text:span></text:p>
      <text:p text:style-name="P18"><text:span text:style-name="Strong_20_Emphasis"><text:span text:style-name="T12">Como curiosidad, crea una copia de los archivos hola.txt y hola2.txt y los mete dentro de holacomprimido.zip,no elimina los archivos.</text:span></text:span></text:p>
      <text:p text:style-name="P18"><text:span text:style-name="Strong_20_Emphasis"><text:span text:style-name="T12">Para descomprimir → unzip holacomprimido.zip</text:span></text:span></text:p>
      <text:p text:style-name="P18"><text:span text:style-name="Strong_20_Emphasis"><text:span text:style-name="T12">Nos daría opciones similares al 7zip(renombrar, sustituir los archivos que hay fuera etc)</text:span></text:span></text:p>
      <text:p text:style-name="P18"><text:span text:style-name="Strong_20_Emphasis"><text:span text:style-name="T12">El binario </text:span></text:span><text:span text:style-name="Strong_20_Emphasis"><text:span text:style-name="T14">de zip </text:span></text:span><text:span text:style-name="Strong_20_Emphasis"><text:span text:style-name="T12">se encuentra en → /usr/bin/zip</text:span></text:span></text:p>
      <text:p text:style-name="P20"><text:span text:style-name="Strong_20_Emphasis"><text:span text:style-name="T14">El binario de unzip se encuentra en → /usr/bin/unzip</text:span></text:span></text:p>
      <text:p text:style-name="P18"><text:span text:style-name="Strong_20_Emphasis"><text:span text:style-name="T12"/></text:span></text:p>
      <text:p text:style-name="P18"><text:span text:style-name="Strong_20_Emphasis"><text:span text:style-name="T17">rar </text:span></text:span><text:span text:style-name="Strong_20_Emphasis"><text:span text:style-name="T18">y unrar</text:span></text:span><text:span text:style-name="Strong_20_Emphasis"><text:span text:style-name="T12">: Este compresor es muy habitual en windows, de hecho es el único hasta ahora que no estaba instalado en mi SO Linux. Para instalarlo simplemente he hecho → sudo apt install rar</text:span></text:span></text:p>
      <text:p text:style-name="P19"><text:span text:style-name="Strong_20_Emphasis"><text:span text:style-name="T13">Usa la extensión .rar</text:span></text:span></text:p>
      <text:p text:style-name="P18"><text:span text:style-name="Strong_20_Emphasis"><text:span text:style-name="T12">Para comprimir </text:span></text:span><text:span text:style-name="Strong_20_Emphasis"><text:span text:style-name="T13">haríamos → rar a hola.rar hola.txt</text:span></text:span></text:p>
      <text:p text:style-name="P19"><text:span text:style-name="Strong_20_Emphasis"><text:span text:style-name="T13">Como curiosidad tengo que decir que me dice que estoy en una versión de prueba al usar este comando y que por favor me registre, pero aún así funciona.</text:span></text:span></text:p>
      <text:p text:style-name="P19"><text:span text:style-name="Strong_20_Emphasis"><text:span text:style-name="T13">Igual que los dos anteriores me crea una copia dentro del archivo hola.rar sin eliminar el hola.txt original</text:span></text:span></text:p>
      <text:p text:style-name="P19"><text:span text:style-name="Strong_20_Emphasis"><text:span text:style-name="T13">Para descomprimir he tenido que instalar unrar con sudo apt install unrar</text:span></text:span></text:p>
      <text:p text:style-name="P19"><text:span text:style-name="Strong_20_Emphasis"><text:span text:style-name="T13">Y sería la siguiente sintaxis → unrar x hola.rar</text:span></text:span></text:p>
      <text:p text:style-name="P19"><text:span text:style-name="Strong_20_Emphasis"><text:span text:style-name="T13">El comando</text:span></text:span><text:span text:style-name="Strong_20_Emphasis"><text:span text:style-name="T14"> rar</text:span></text:span><text:span text:style-name="Strong_20_Emphasis"><text:span text:style-name="T13"> se encuentra en → /usr/bin/rar</text:span></text:span></text:p>
      <text:p text:style-name="P20"><text:span text:style-name="Strong_20_Emphasis"><text:span text:style-name="T14">El comando unrar se encuentra en → /usr/bin/rar</text:span></text:span></text:p>
      <text:p text:style-name="P20"><text:span text:style-name="Strong_20_Emphasis"><text:span text:style-name="T14"/></text:span></text:p>
      <text:p text:style-name="P20"><text:span text:style-name="Strong_20_Emphasis"><text:span text:style-name="T18">Compress:</text:span></text:span><text:span text:style-name="Strong_20_Emphasis"><text:span text:style-name="T14">La utilidad compress reduce el tamaño del archivo, y los archivos son reemplazados por uno con la extension .Z (La Z es mayúscula) mantiene los mismo modos del dueño del archivo, y mantiene también la fecha y hora de modficación del archivo.</text:span></text:span></text:p>
      <text:p text:style-name="P20"><text:span text:style-name="Strong_20_Emphasis"><text:span text:style-name="T14">Para comprimir haríamos → compress hola.txt</text:span></text:span></text:p>
      <text:p text:style-name="P20"><text:span text:style-name="Strong_20_Emphasis"><text:span text:style-name="T14">Para descomprimir haríamos → uncompress hola.txt.Z</text:span></text:span></text:p>
      <text:p text:style-name="P20"><text:span text:style-name="Strong_20_Emphasis"><text:span text:style-name="T14"/></text:span></text:p>
      <text:p text:style-name="P20"><text:span text:style-name="Strong_20_Emphasis"><text:span text:style-name="T14">El binario se encuentra en → /usr/bin/compress</text:span></text:span></text:p>
      <text:p text:style-name="P19"><text:span text:style-name="Strong_20_Emphasis"><text:span text:style-name="T13"/></text:span></text:p>
      <text:p text:style-name="P16"><text:span text:style-name="Strong_20_Emphasis"><text:span text:style-name="T10"/></text:span></text:p>
      <text:p text:style-name="P16"><text:span text:style-name="Strong_20_Emphasis"><text:span text:style-name="T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8T20:07:01.760945711</meta:creation-date>
    <dc:date>2020-11-11T20:34:49.935358851</dc:date>
    <meta:editing-duration>PT1H27M32S</meta:editing-duration>
    <meta:editing-cycles>7</meta:editing-cycles>
    <meta:generator>LibreOffice/7.0.2.2$Linux_X86_64 LibreOffice_project/00$Build-2</meta:generator>
    <meta:document-statistic meta:table-count="0" meta:image-count="0" meta:object-count="0" meta:page-count="3" meta:paragraph-count="55" meta:word-count="905" meta:character-count="5623" meta:non-whitespace-character-count="4772"/>
  </office:meta>
</office:document-meta>
</file>